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paragraph-rsid="0057e000"/>
    </style:style>
    <style:style style:name="P5" style:family="paragraph" style:parent-style-name="Text_20_body">
      <style:paragraph-properties fo:margin-top="0in" fo:margin-bottom="0in" loext:contextual-spacing="false"/>
      <style:text-properties officeooo:paragraph-rsid="004130bb"/>
    </style:style>
    <style:style style:name="P6" style:family="paragraph" style:parent-style-name="Text_20_body">
      <style:paragraph-properties fo:margin-top="0in" fo:margin-bottom="0in" loext:contextual-spacing="false"/>
      <style:text-properties officeooo:rsid="0044c721" officeooo:paragraph-rsid="0044c721"/>
    </style:style>
    <style:style style:name="P7" style:family="paragraph" style:parent-style-name="Text_20_body" style:list-style-name="L1">
      <style:paragraph-properties fo:margin-top="0in" fo:margin-bottom="0in" loext:contextual-spacing="false"/>
      <style:text-properties officeooo:paragraph-rsid="004130bb"/>
    </style:style>
    <style:style style:name="P8" style:family="paragraph" style:parent-style-name="Text_20_body" style:list-style-name="L1">
      <style:paragraph-properties fo:margin-top="0in" fo:margin-bottom="0in" loext:contextual-spacing="false"/>
      <style:text-properties officeooo:paragraph-rsid="0058539a"/>
    </style:style>
    <style:style style:name="P9" style:family="paragraph" style:parent-style-name="Text_20_body">
      <style:paragraph-properties fo:margin-left="0.4925in" fo:margin-right="0in" fo:text-indent="0in" style:auto-text-indent="false"/>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57e000" style:font-style-asian="normal" style:font-style-complex="normal"/>
    </style:style>
    <style:style style:name="T5" style:family="text">
      <style:text-properties fo:font-style="normal" officeooo:rsid="0058539a"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7e000" style:font-size-asian="12pt" style:font-style-asian="normal" style:font-weight-asian="normal" style:font-size-complex="12pt" style:font-style-complex="normal" style:font-weight-complex="normal"/>
    </style:style>
    <style:style style:name="T9" style:family="text">
      <style:text-properties officeooo:rsid="004130bb"/>
    </style:style>
    <style:style style:name="T10" style:family="text">
      <style:text-properties officeooo:rsid="0050f657"/>
    </style:style>
    <style:style style:name="T11" style:family="text">
      <style:text-properties officeooo:rsid="0057e000"/>
    </style:style>
    <style:style style:name="T12" style:family="text">
      <style:text-properties officeooo:rsid="0058539a"/>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DAT 6</text:span><text:span text:style-name="T5">9</text:span><text:span text:style-name="T4">0</text:span><text:span text:style-name="T3">: </text:span><text:span text:style-name="T5">Capstone in </text:span><text:span text:style-name="T4">Data Analytics</text:span></text:p>
      <text:p text:style-name="P4"><text:span text:style-name="T2">Module</text:span><text:span text:style-name="Emphasis"><text:span text:style-name="T6"> </text:span></text:span><text:span text:style-name="Emphasis"><text:span text:style-name="T8">One</text:span></text:span></text:p>
      <text:p text:style-name="P2"><text:span text:style-name="T12">8</text:span><text:span text:style-name="T10">/</text:span><text:span text:style-name="T12">23</text:span><text:span text:style-name="T10">/</text:span><text:span text:style-name="T11">20</text:span><text:span text:style-name="T9">22</text:span></text:p>
      <text:p text:style-name="P1"/>
      <text:p text:style-name="P1">Learning Object<text:span text:style-name="T1">i</text:span>ves</text:p>
      <text:list xml:id="list4256365213" text:style-name="L1">
        <text:list-header>
          <text:p text:style-name="P7"/>
        </text:list-header>
        <text:list-item>
          <text:p text:style-name="P8">Describe an important challenge facing a business</text:p>
        </text:list-item>
        <text:list-item>
          <text:p text:style-name="P8">Identify available data and resources to address an important challenge facing a business</text:p>
        </text:list-item>
        <text:list-item>
          <text:p text:style-name="P8">Evaluate an important challenge facing a business with available data and resources</text:p>
        </text:list-item>
        <text:list-item>
          <text:p text:style-name="P8">Quantify the impact of the challenge in terms of capital or resources and the potential benefit of analytics</text:p>
        </text:list-item>
      </text:list>
      <text:p text:style-name="P5"/>
      <text:p text:style-name="P6">Module Overview</text:p>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Building on your experience in DAT 650, you will refine the skills that you have acquired throughout this degree program. After gaining experience working strategically with data, and upon completion of this capstone experience, you will be positioned to draw upon your knowledge of data analytics as a strategic part of critical decision making in your chosen professional field.</text:p>
                <text:p text:style-name="Text_20_body">In DAT 650, you devised a unique and innovative analytic approach to investigate a pressing hypothetical business issue facing General Electric (GE). Though the problem was outlined in a very specific manner and was supported by data specific to that corporation, such challenges present themselves regularly in a variety of organizations. Issues related to quality and efficiency of production, information security, employee retention, regulatory compliance, competition, fiscal outlook, and many others are all highly dependent on the rigorous and nimble collection, storage, analysis, and presentation of data in the twenty-first century.</text:p>
                <text:p text:style-name="Text_20_body">In your prior coursework at SNHU and in DAT 650 in particular, you have come a long way in laying the groundwork for addressing the problem that you chose. After your pilot project, you received the following email from one of the managers at General Electric:</text:p>
                <text:p text:style-name="P9">Congratulations! We were very impressed with your projected calculations in the pilot you modeled for us last quarter. We would like to fund your work as a team lead on a project for our company. Attached to this email are the relevant data for you to begin analysis of the problem for which we would like your projections, and the raw data that we have collected.</text:p>
                <text:p text:style-name="P9">You will create an original model to address this need and then provide a detailed report to the production team with your calculations and notations. They will carry out the implementation of your model.</text:p>
                <text:p text:style-name="P9">We will meet regularly throughout the quarter for status updates so that I can inform the other stakeholders of your progress on the project.</text:p>
                <text:p text:style-name="P9">Thank you again for your rigorous analysis and portfolio presentation last quarter. We look forward to seeing your work on this project.</text:p>
                <text:p text:style-name="P9">Sincerely,<text:line-break/>Carolina Dybeck Happe</text:p>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8-23T22:27:20.496764368</dc:date>
    <meta:editing-duration>P2DT7H24M20S</meta:editing-duration>
    <meta:editing-cycles>42</meta:editing-cycles>
    <meta:generator>LibreOffice/6.4.7.2$Linux_X86_64 LibreOffice_project/40$Build-2</meta:generator>
    <meta:document-statistic meta:table-count="0" meta:image-count="0" meta:object-count="0" meta:page-count="1" meta:paragraph-count="17" meta:word-count="413" meta:character-count="2584" meta:non-whitespace-character-count="2192"/>
  </office:meta>
</office:document-meta>
</file>